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8in"/>
    </style:style>
    <style:style style:name="co4" style:family="table-column">
      <style:table-column-properties fo:break-before="auto" style:column-width="1.2528in"/>
    </style:style>
    <style:style style:name="co5" style:family="table-column">
      <style:table-column-properties fo:break-before="auto" style:column-width="1.3866in"/>
    </style:style>
    <style:style style:name="co6" style:family="table-column">
      <style:table-column-properties fo:break-before="auto" style:column-width="1.4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office:value-type="string" calcext:value-type="string">
            <text:p>type of sort</text:p>
          </table:table-cell>
          <table:table-cell office:value-type="string" calcext:value-type="string">
            <text:p>input size</text:p>
          </table:table-cell>
          <table:table-cell office:value-type="string" calcext:value-type="string">
            <text:p>1<text:span text:style-name="T1">st</text:span> type</text:p>
          </table:table-cell>
          <table:table-cell office:value-type="string" calcext:value-type="string">
            <text:p>2<text:span text:style-name="T1">nd</text:span> type</text:p>
          </table:table-cell>
          <table:table-cell office:value-type="string" calcext:value-type="string">
            <text:p>3<text:span text:style-name="T1">rd</text:span> type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500" calcext:value-type="float">
            <text:p>500</text:p>
          </table:table-cell>
          <table:table-cell office:value-type="float" office:value="1.87189" calcext:value-type="float">
            <text:p>1.87189</text:p>
          </table:table-cell>
          <table:table-cell office:value-type="float" office:value="0.552626" calcext:value-type="float">
            <text:p>0.552626</text:p>
          </table:table-cell>
          <table:table-cell office:value-type="float" office:value="1.26355" calcext:value-type="float">
            <text:p>1.26355</text:p>
          </table:table-cell>
          <table:table-cell table:formula="of:=SUM([.C2]+[.D2]+[.E2])/3" office:value-type="float" office:value="1.22935533333333" calcext:value-type="float">
            <text:p>1.2293553333333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.0952" calcext:value-type="float">
            <text:p>4.0952</text:p>
          </table:table-cell>
          <table:table-cell office:value-type="float" office:value="6.83343" calcext:value-type="float">
            <text:p>6.83343</text:p>
          </table:table-cell>
          <table:table-cell office:value-type="float" office:value="3.86182" calcext:value-type="float">
            <text:p>3.86182</text:p>
          </table:table-cell>
          <table:table-cell table:formula="of:=SUM([.C3]+[.D3]+[.E3])/3" office:value-type="float" office:value="4.93015" calcext:value-type="float">
            <text:p>4.93015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28.362" calcext:value-type="float">
            <text:p>28.362</text:p>
          </table:table-cell>
          <table:table-cell office:value-type="float" office:value="28.8582" calcext:value-type="float">
            <text:p>28.8582</text:p>
          </table:table-cell>
          <table:table-cell office:value-type="float" office:value="32.6784" calcext:value-type="float">
            <text:p>32.6784</text:p>
          </table:table-cell>
          <table:table-cell table:formula="of:=SUM([.C4]+[.D4]+[.E4])/3" office:value-type="float" office:value="29.9662" calcext:value-type="float">
            <text:p>29.966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22.922" calcext:value-type="float">
            <text:p>122.922</text:p>
          </table:table-cell>
          <table:table-cell office:value-type="float" office:value="125.656" calcext:value-type="float">
            <text:p>125.656</text:p>
          </table:table-cell>
          <table:table-cell office:value-type="float" office:value="117.294" calcext:value-type="float">
            <text:p>117.294</text:p>
          </table:table-cell>
          <table:table-cell table:formula="of:=SUM([.C5]+[.D5]+[.E5])/3" office:value-type="float" office:value="121.957333333333" calcext:value-type="float">
            <text:p>121.95733333333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588.261" calcext:value-type="float">
            <text:p>588.261</text:p>
          </table:table-cell>
          <table:table-cell office:value-type="float" office:value="593.15" calcext:value-type="float">
            <text:p>593.15</text:p>
          </table:table-cell>
          <table:table-cell office:value-type="float" office:value="617.97" calcext:value-type="float">
            <text:p>617.97</text:p>
          </table:table-cell>
          <table:table-cell table:formula="of:=SUM([.C6]+[.D6]+[.E6])/3" office:value-type="float" office:value="599.793666666667" calcext:value-type="float">
            <text:p>599.793666666667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4330.71" calcext:value-type="float">
            <text:p>4330.71</text:p>
          </table:table-cell>
          <table:table-cell office:value-type="float" office:value="4333.36" calcext:value-type="float">
            <text:p>4333.36</text:p>
          </table:table-cell>
          <table:table-cell office:value-type="float" office:value="4337.73" calcext:value-type="float">
            <text:p>4337.73</text:p>
          </table:table-cell>
          <table:table-cell table:formula="of:=SUM([.C7]+[.D7]+[.E7])/3" office:value-type="float" office:value="4333.93333333333" calcext:value-type="float">
            <text:p>4333.93333333333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8282.3" calcext:value-type="float">
            <text:p>18282.3</text:p>
          </table:table-cell>
          <table:table-cell office:value-type="float" office:value="18254.1" calcext:value-type="float">
            <text:p>18254.1</text:p>
          </table:table-cell>
          <table:table-cell office:value-type="float" office:value="18331.8" calcext:value-type="float">
            <text:p>18331.8</text:p>
          </table:table-cell>
          <table:table-cell table:formula="of:=SUM([.C8]+[.D8]+[.E8])/3" office:value-type="float" office:value="18289.4" calcext:value-type="float">
            <text:p>18289.4</text:p>
          </table:table-cell>
        </table:table-row>
        <table:table-row table:style-name="ro1">
          <table:table-cell table:number-columns-repeated="5"/>
          <table:table-cell table:formula="of:=SUM([.C9]+[.D9]+[.E9])/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500" calcext:value-type="float">
            <text:p>500</text:p>
          </table:table-cell>
          <table:table-cell office:value-type="float" office:value="0.318414" calcext:value-type="float">
            <text:p>0.318414</text:p>
          </table:table-cell>
          <table:table-cell office:value-type="float" office:value="0.418475" calcext:value-type="float">
            <text:p>0.418475</text:p>
          </table:table-cell>
          <table:table-cell office:value-type="float" office:value="0.591471" calcext:value-type="float">
            <text:p>0.591471</text:p>
          </table:table-cell>
          <table:table-cell table:formula="of:=SUM([.E10]+[.D10]+[.E10])/3" office:value-type="float" office:value="0.533805666666667" calcext:value-type="float">
            <text:p>0.5338056666666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.55275" calcext:value-type="float">
            <text:p>1.55275</text:p>
          </table:table-cell>
          <table:table-cell office:value-type="float" office:value="1.51374" calcext:value-type="float">
            <text:p>1.51374</text:p>
          </table:table-cell>
          <table:table-cell office:value-type="float" office:value="1.20459" calcext:value-type="float">
            <text:p>1.20459</text:p>
          </table:table-cell>
          <table:table-cell table:formula="of:=SUM([.C11]+[.D11]+[.E11])/3" office:value-type="float" office:value="1.42369333333333" calcext:value-type="float">
            <text:p>1.4236933333333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4.1099" calcext:value-type="float">
            <text:p>14.1099</text:p>
          </table:table-cell>
          <table:table-cell office:value-type="float" office:value="15.7937" calcext:value-type="float">
            <text:p>15.7937</text:p>
          </table:table-cell>
          <table:table-cell office:value-type="float" office:value="14.5399" calcext:value-type="float">
            <text:p>14.5399</text:p>
          </table:table-cell>
          <table:table-cell table:formula="of:=SUM([.C12]+[.D12]+[.E12])/3" office:value-type="float" office:value="14.8145" calcext:value-type="float">
            <text:p>14.814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6.9857" calcext:value-type="float">
            <text:p>36.9857</text:p>
          </table:table-cell>
          <table:table-cell office:value-type="float" office:value="34.8088" calcext:value-type="float">
            <text:p>34.8088</text:p>
          </table:table-cell>
          <table:table-cell office:value-type="float" office:value="41.0318" calcext:value-type="float">
            <text:p>41.0318</text:p>
          </table:table-cell>
          <table:table-cell table:formula="of:=SUM([.C13]+[.D13]+[.E13])/3" office:value-type="float" office:value="37.6087666666667" calcext:value-type="float">
            <text:p>37.608766666666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39.356" calcext:value-type="float">
            <text:p>139.356</text:p>
          </table:table-cell>
          <table:table-cell office:value-type="float" office:value="135.306" calcext:value-type="float">
            <text:p>135.306</text:p>
          </table:table-cell>
          <table:table-cell office:value-type="float" office:value="133.946" calcext:value-type="float">
            <text:p>133.946</text:p>
          </table:table-cell>
          <table:table-cell table:formula="of:=SUM([.C14]+[.D14]+[.E14])/3" office:value-type="float" office:value="136.202666666667" calcext:value-type="float">
            <text:p>136.202666666667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03.05" calcext:value-type="float">
            <text:p>903.05</text:p>
          </table:table-cell>
          <table:table-cell office:value-type="float" office:value="854.799" calcext:value-type="float">
            <text:p>854.799</text:p>
          </table:table-cell>
          <table:table-cell office:value-type="float" office:value="816.387" calcext:value-type="float">
            <text:p>816.387</text:p>
          </table:table-cell>
          <table:table-cell table:formula="of:=SUM([.C15]+[.D15]+[.E15])/3" office:value-type="float" office:value="858.078666666667" calcext:value-type="float">
            <text:p>858.078666666667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274.42" calcext:value-type="float">
            <text:p>3274.42</text:p>
          </table:table-cell>
          <table:table-cell office:value-type="float" office:value="3559.28" calcext:value-type="float">
            <text:p>3559.28</text:p>
          </table:table-cell>
          <table:table-cell office:value-type="float" office:value="3237.66" calcext:value-type="float">
            <text:p>3237.66</text:p>
          </table:table-cell>
          <table:table-cell table:formula="of:=SUM([.C16]+[.D16]+[.E16])/3" office:value-type="float" office:value="3357.12" calcext:value-type="float">
            <text:p>3357.12</text:p>
          </table:table-cell>
        </table:table-row>
        <table:table-row table:style-name="ro1">
          <table:table-cell table:number-columns-repeated="5"/>
          <table:table-cell table:formula="of:=SUM([.C17]+[.D17]+[.E17])/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500" calcext:value-type="float">
            <text:p>500</text:p>
          </table:table-cell>
          <table:table-cell office:value-type="float" office:value="0.210757" calcext:value-type="float">
            <text:p>0.210757</text:p>
          </table:table-cell>
          <table:table-cell office:value-type="float" office:value="0.203468" calcext:value-type="float">
            <text:p>0.203468</text:p>
          </table:table-cell>
          <table:table-cell office:value-type="float" office:value="0.231566" calcext:value-type="float">
            <text:p>0.231566</text:p>
          </table:table-cell>
          <table:table-cell table:formula="of:=SUM([.E18]+[.D18]+[.E18])/3" office:value-type="float" office:value="0.2222" calcext:value-type="float">
            <text:p>0.222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476275" calcext:value-type="float">
            <text:p>0.476275</text:p>
          </table:table-cell>
          <table:table-cell office:value-type="float" office:value="0.470042" calcext:value-type="float">
            <text:p>0.470042</text:p>
          </table:table-cell>
          <table:table-cell office:value-type="float" office:value="0.41686" calcext:value-type="float">
            <text:p>0.41686</text:p>
          </table:table-cell>
          <table:table-cell table:formula="of:=SUM([.C19]+[.D19]+[.E19])/3" office:value-type="float" office:value="0.454392333333333" calcext:value-type="float">
            <text:p>0.45439233333333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2.25706" calcext:value-type="float">
            <text:p>2.25706</text:p>
          </table:table-cell>
          <table:table-cell office:value-type="float" office:value="2.60229" calcext:value-type="float">
            <text:p>2.60229</text:p>
          </table:table-cell>
          <table:table-cell office:value-type="float" office:value="2.2903" calcext:value-type="float">
            <text:p>2.2903</text:p>
          </table:table-cell>
          <table:table-cell table:formula="of:=SUM([.C20]+[.D20]+[.E20])/3" office:value-type="float" office:value="2.38321666666667" calcext:value-type="float">
            <text:p>2.38321666666667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.71621" calcext:value-type="float">
            <text:p>4.71621</text:p>
          </table:table-cell>
          <table:table-cell office:value-type="float" office:value="4.43812" calcext:value-type="float">
            <text:p>4.43812</text:p>
          </table:table-cell>
          <table:table-cell office:value-type="float" office:value="4.8534" calcext:value-type="float">
            <text:p>4.8534</text:p>
          </table:table-cell>
          <table:table-cell table:formula="of:=SUM([.C21]+[.D21]+[.E21])/3" office:value-type="float" office:value="4.66924333333333" calcext:value-type="float">
            <text:p>4.6692433333333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7.81716" calcext:value-type="float">
            <text:p>7.81716</text:p>
          </table:table-cell>
          <table:table-cell office:value-type="float" office:value="8.05885" calcext:value-type="float">
            <text:p>8.05885</text:p>
          </table:table-cell>
          <table:table-cell office:value-type="float" office:value="7.02217" calcext:value-type="float">
            <text:p>7.02217</text:p>
          </table:table-cell>
          <table:table-cell table:formula="of:=SUM([.C22]+[.D22]+[.E22])/3" office:value-type="float" office:value="7.63272666666667" calcext:value-type="float">
            <text:p>7.63272666666667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.27213" calcext:value-type="float">
            <text:p>9.27213</text:p>
          </table:table-cell>
          <table:table-cell office:value-type="float" office:value="11.7088" calcext:value-type="float">
            <text:p>11.7088</text:p>
          </table:table-cell>
          <table:table-cell office:value-type="float" office:value="9.08038" calcext:value-type="float">
            <text:p>9.08038</text:p>
          </table:table-cell>
          <table:table-cell table:formula="of:=SUM([.C23]+[.D23]+[.E23])/3" office:value-type="float" office:value="10.0204366666667" calcext:value-type="float">
            <text:p>10.0204366666667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.8827" calcext:value-type="float">
            <text:p>19.8827</text:p>
          </table:table-cell>
          <table:table-cell office:value-type="float" office:value="19.2972" calcext:value-type="float">
            <text:p>19.2972</text:p>
          </table:table-cell>
          <table:table-cell office:value-type="float" office:value="18.6374" calcext:value-type="float">
            <text:p>18.6374</text:p>
          </table:table-cell>
          <table:table-cell table:formula="of:=SUM([.C24]+[.D24]+[.E24])/3" office:value-type="float" office:value="19.2724333333333" calcext:value-type="float">
            <text:p>19.2724333333333</text:p>
          </table:table-cell>
        </table:table-row>
        <table:table-row table:style-name="ro1">
          <table:table-cell table:number-columns-repeated="5"/>
          <table:table-cell table:formula="of:=SUM([.C25]+[.D25]+[.E25])/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500" calcext:value-type="float">
            <text:p>500</text:p>
          </table:table-cell>
          <table:table-cell office:value-type="float" office:value="0.203211" calcext:value-type="float">
            <text:p>0.203211</text:p>
          </table:table-cell>
          <table:table-cell office:value-type="float" office:value="0.239611" calcext:value-type="float">
            <text:p>0.239611</text:p>
          </table:table-cell>
          <table:table-cell office:value-type="float" office:value="0.183489" calcext:value-type="float">
            <text:p>0.183489</text:p>
          </table:table-cell>
          <table:table-cell table:formula="of:=SUM([.E26]+[.D26]+[.E26])/3" office:value-type="float" office:value="0.202196333333333" calcext:value-type="float">
            <text:p>0.20219633333333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428543" calcext:value-type="float">
            <text:p>0.428543</text:p>
          </table:table-cell>
          <table:table-cell office:value-type="float" office:value="0.303825" calcext:value-type="float">
            <text:p>0.303825</text:p>
          </table:table-cell>
          <table:table-cell office:value-type="float" office:value="0.443705" calcext:value-type="float">
            <text:p>0.443705</text:p>
          </table:table-cell>
          <table:table-cell table:formula="of:=SUM([.C27]+[.D27]+[.E27])/3" office:value-type="float" office:value="0.392024333333333" calcext:value-type="float">
            <text:p>0.39202433333333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.98054" calcext:value-type="float">
            <text:p>1.98054</text:p>
          </table:table-cell>
          <table:table-cell office:value-type="float" office:value="1.52883" calcext:value-type="float">
            <text:p>1.52883</text:p>
          </table:table-cell>
          <table:table-cell office:value-type="float" office:value="1.94575" calcext:value-type="float">
            <text:p>1.94575</text:p>
          </table:table-cell>
          <table:table-cell table:formula="of:=SUM([.C28]+[.D28]+[.E28])/3" office:value-type="float" office:value="1.81837333333333" calcext:value-type="float">
            <text:p>1.8183733333333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.47812" calcext:value-type="float">
            <text:p>3.47812</text:p>
          </table:table-cell>
          <table:table-cell office:value-type="float" office:value="3.66967" calcext:value-type="float">
            <text:p>3.66967</text:p>
          </table:table-cell>
          <table:table-cell office:value-type="float" office:value="3.77781" calcext:value-type="float">
            <text:p>3.77781</text:p>
          </table:table-cell>
          <table:table-cell table:formula="of:=SUM([.C29]+[.D29]+[.E29])/3" office:value-type="float" office:value="3.64186666666667" calcext:value-type="float">
            <text:p>3.6418666666666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.87174" calcext:value-type="float">
            <text:p>3.87174</text:p>
          </table:table-cell>
          <table:table-cell office:value-type="float" office:value="3.82097" calcext:value-type="float">
            <text:p>3.82097</text:p>
          </table:table-cell>
          <table:table-cell office:value-type="float" office:value="4.36165" calcext:value-type="float">
            <text:p>4.36165</text:p>
          </table:table-cell>
          <table:table-cell table:formula="of:=SUM([.C30]+[.D30]+[.E30])/3" office:value-type="float" office:value="4.01812" calcext:value-type="float">
            <text:p>4.0181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6.90691" calcext:value-type="float">
            <text:p>6.90691</text:p>
          </table:table-cell>
          <table:table-cell office:value-type="float" office:value="6.61006" calcext:value-type="float">
            <text:p>6.61006</text:p>
          </table:table-cell>
          <table:table-cell office:value-type="float" office:value="7.7179" calcext:value-type="float">
            <text:p>7.7179</text:p>
          </table:table-cell>
          <table:table-cell table:formula="of:=SUM([.C31]+[.D31]+[.E31])/3" office:value-type="float" office:value="7.07829" calcext:value-type="float">
            <text:p>7.07829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3.4726" calcext:value-type="float">
            <text:p>13.4726</text:p>
          </table:table-cell>
          <table:table-cell office:value-type="float" office:value="13.7789" calcext:value-type="float">
            <text:p>13.7789</text:p>
          </table:table-cell>
          <table:table-cell office:value-type="float" office:value="12.7629" calcext:value-type="float">
            <text:p>12.7629</text:p>
          </table:table-cell>
          <table:table-cell table:formula="of:=SUM([.C32]+[.D32]+[.E32])/3" office:value-type="float" office:value="13.3381333333333" calcext:value-type="float">
            <text:p>13.3381333333333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6.4067in" svg:height="3.5386in" svg:x="6.0795in" svg:y="0.3559in">
            <draw:object draw:notify-on-update-of-ranges="Sheet2.A2:Sheet2.A2 Sheet2.A3:Sheet2.A9 Sheet2.B2:Sheet2.B2 Sheet2.B3:Sheet2.B9 Sheet2.A2:Sheet2.A2 Sheet2.A3:Sheet2.A9 Sheet2.C2:Sheet2.C2 Sheet2.C3:Sheet2.C9 Sheet2.A2:Sheet2.A2 Sheet2.A3:Sheet2.A9 Sheet2.D2:Sheet2.D2 Sheet2.D3:Sheet2.D9 Sheet2.A2:Sheet2.A2 Sheet2.A3:Sheet2.A9 Sheet2.E2:Sheet2.E2 Sheet2.E3:Sheet2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3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X-axis</text:p>
          </table:table-cell>
          <table:table-cell table:style-name="Default" office:value-type="string" calcext:value-type="string" table:number-columns-spanned="4" table:number-rows-spanned="1">
            <text:p>Y-axis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_sort</text:p>
          </table:table-cell>
          <table:table-cell table:style-name="Default" office:value-type="string" calcext:value-type="string">
            <text:p>i_sort</text:p>
          </table:table-cell>
          <table:table-cell office:value-type="string" calcext:value-type="string">
            <text:p>h_sort</text:p>
          </table:table-cell>
          <table:table-cell office:value-type="string" calcext:value-type="string">
            <text:p>m_sor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1.22935533333333" calcext:value-type="float">
            <text:p>1.22935533333333</text:p>
          </table:table-cell>
          <table:table-cell table:style-name="Default" office:value-type="float" office:value="0.533805666666667" calcext:value-type="float">
            <text:p>0.53380566666666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02196333333333" calcext:value-type="float">
            <text:p>0.2021963333333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4.93015" calcext:value-type="float">
            <text:p>4.93015</text:p>
          </table:table-cell>
          <table:table-cell table:style-name="Default" office:value-type="float" office:value="1.42369333333333" calcext:value-type="float">
            <text:p>1.42369333333333</text:p>
          </table:table-cell>
          <table:table-cell office:value-type="float" office:value="0.454392333333333" calcext:value-type="float">
            <text:p>0.454392333333333</text:p>
          </table:table-cell>
          <table:table-cell office:value-type="float" office:value="0.392024333333333" calcext:value-type="float">
            <text:p>0.39202433333333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Default" office:value-type="float" office:value="29.9662" calcext:value-type="float">
            <text:p>29.9662</text:p>
          </table:table-cell>
          <table:table-cell table:style-name="Default" office:value-type="float" office:value="14.8145" calcext:value-type="float">
            <text:p>14.8145</text:p>
          </table:table-cell>
          <table:table-cell office:value-type="float" office:value="2.38321666666667" calcext:value-type="float">
            <text:p>2.38321666666667</text:p>
          </table:table-cell>
          <table:table-cell office:value-type="float" office:value="1.81837333333333" calcext:value-type="float">
            <text:p>1.8183733333333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Default" office:value-type="float" office:value="121.957333333333" calcext:value-type="float">
            <text:p>121.957333333333</text:p>
          </table:table-cell>
          <table:table-cell table:style-name="Default" office:value-type="float" office:value="37.6087666666667" calcext:value-type="float">
            <text:p>37.6087666666667</text:p>
          </table:table-cell>
          <table:table-cell office:value-type="float" office:value="4.66924333333333" calcext:value-type="float">
            <text:p>4.66924333333333</text:p>
          </table:table-cell>
          <table:table-cell office:value-type="float" office:value="3.64186666666667" calcext:value-type="float">
            <text:p>3.6418666666666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Default" office:value-type="float" office:value="599.793666666667" calcext:value-type="float">
            <text:p>599.793666666667</text:p>
          </table:table-cell>
          <table:table-cell table:style-name="Default" office:value-type="float" office:value="136.202666666667" calcext:value-type="float">
            <text:p>136.202666666667</text:p>
          </table:table-cell>
          <table:table-cell office:value-type="float" office:value="7.63272666666667" calcext:value-type="float">
            <text:p>7.63272666666667</text:p>
          </table:table-cell>
          <table:table-cell office:value-type="float" office:value="4.01812" calcext:value-type="float">
            <text:p>4.0181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Default" office:value-type="float" office:value="4333.93333333333" calcext:value-type="float">
            <text:p>4333.93333333333</text:p>
          </table:table-cell>
          <table:table-cell table:style-name="Default" office:value-type="float" office:value="858.078666666667" calcext:value-type="float">
            <text:p>858.078666666667</text:p>
          </table:table-cell>
          <table:table-cell office:value-type="float" office:value="10.0204366666667" calcext:value-type="float">
            <text:p>10.0204366666667</text:p>
          </table:table-cell>
          <table:table-cell office:value-type="float" office:value="7.07829" calcext:value-type="float">
            <text:p>7.0782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18289.4" calcext:value-type="float">
            <text:p>18289.4</text:p>
          </table:table-cell>
          <table:table-cell table:style-name="Default" office:value-type="float" office:value="3357.12" calcext:value-type="float">
            <text:p>3357.12</text:p>
          </table:table-cell>
          <table:table-cell office:value-type="float" office:value="19.2724333333333" calcext:value-type="float">
            <text:p>19.2724333333333</text:p>
          </table:table-cell>
          <table:table-cell office:value-type="float" office:value="13.3381333333333" calcext:value-type="float">
            <text:p>13.3381333333333</text:p>
          </table:table-cell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7:43:35.774124106</meta:creation-date>
    <dc:date>2024-10-03T23:26:26.054760363</dc:date>
    <meta:editing-duration>PT8M52S</meta:editing-duration>
    <meta:editing-cycles>4</meta:editing-cycles>
    <meta:generator>LibreOffice/7.3.7.2$Linux_X86_64 LibreOffice_project/30$Build-2</meta:generator>
    <meta:document-statistic meta:table-count="2" meta:cell-count="1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74cm" svg:height="8.989cm" xlink:href=".." xlink:type="simple" chart:class="chart:scatter" chart:style-name="ch1">
        <chart:title svg:x="3.451cm" svg:y="0.293cm" chart:style-name="ch2">
          <text:p>Time Complexity of various Sorting Algorithm</text:p>
        </chart:title>
        <chart:legend chart:legend-position="end" svg:x="13.829cm" svg:y="3.436cm" style:legend-expansion="high" chart:style-name="ch3"/>
        <chart:plot-area chart:style-name="ch4" table:cell-range-address="Sheet2.A2:Sheet2.E9" chart:data-source-has-labels="row" svg:x="1.326cm" svg:y="1.299cm" svg:width="12.178cm" svg:height="6.54cm">
          <chart:coordinate-region svg:x="2.53cm" svg:y="1.501cm" svg:width="10.401cm" svg:height="5.685cm"/>
          <chart:axis chart:dimension="x" chart:name="primary-x" chart:style-name="ch5">
            <chart:title svg:x="6.458cm" svg:y="8.018cm" chart:style-name="ch6">
              <text:p>Size of Array</text:p>
            </chart:title>
            <chart:grid chart:style-name="ch7" chart:class="major"/>
          </chart:axis>
          <chart:axis chart:dimension="y" chart:name="primary-y" chart:style-name="ch8">
            <chart:title svg:x="0.451cm" svg:y="7.187cm" chart:style-name="ch9">
              <text:p>Measured Time (avg) in milliseconds </text:p>
            </chart:title>
            <chart:grid chart:style-name="ch7" chart:class="major"/>
          </chart:axis>
          <chart:series chart:style-name="ch10" chart:values-cell-range-address="Sheet2.B3:Sheet2.B9" chart:label-cell-address="Sheet2.B2:Sheet2.B2" chart:class="chart:scatter">
            <chart:domain table:cell-range-address="Sheet2.A3:Sheet2.A9"/>
            <chart:data-point chart:repeated="7"/>
          </chart:series>
          <chart:series chart:style-name="ch11" chart:values-cell-range-address="Sheet2.C3:Sheet2.C9" chart:label-cell-address="Sheet2.C2:Sheet2.C2" chart:class="chart:scatter">
            <chart:data-point chart:repeated="7"/>
          </chart:series>
          <chart:series chart:style-name="ch12" chart:values-cell-range-address="Sheet2.D3:Sheet2.D9" chart:label-cell-address="Sheet2.D2:Sheet2.D2" chart:class="chart:scatter">
            <chart:data-point chart:repeated="7"/>
          </chart:series>
          <chart:series chart:style-name="ch13" chart:values-cell-range-address="Sheet2.E3:Sheet2.E9" chart:label-cell-address="Sheet2.E2:Sheet2.E2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_sort</text:p>
                <draw:g>
                  <svg:desc>Sheet2.B2:Sheet2.B2</svg:desc>
                </draw:g>
              </table:table-cell>
              <table:table-cell office:value-type="string">
                <text:p>i_sort</text:p>
                <draw:g>
                  <svg:desc>Sheet2.C2:Sheet2.C2</svg:desc>
                </draw:g>
              </table:table-cell>
              <table:table-cell office:value-type="string">
                <text:p>h_sort</text:p>
                <draw:g>
                  <svg:desc>Sheet2.D2:Sheet2.D2</svg:desc>
                </draw:g>
              </table:table-cell>
              <table:table-cell office:value-type="string">
                <text:p>m_sort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2.A3:Sheet2.A9</svg:desc>
                </draw:g>
              </table:table-cell>
              <table:table-cell office:value-type="float" office:value="1.22935533333333">
                <text:p>1.22935533333333</text:p>
                <draw:g>
                  <svg:desc>Sheet2.B3:Sheet2.B9</svg:desc>
                </draw:g>
              </table:table-cell>
              <table:table-cell office:value-type="float" office:value="0.533805666666667">
                <text:p>0.533805666666667</text:p>
                <draw:g>
                  <svg:desc>Sheet2.C3:Sheet2.C9</svg:desc>
                </draw:g>
              </table:table-cell>
              <table:table-cell office:value-type="float" office:value="0.2222">
                <text:p>0.2222</text:p>
                <draw:g>
                  <svg:desc>Sheet2.D3:Sheet2.D9</svg:desc>
                </draw:g>
              </table:table-cell>
              <table:table-cell office:value-type="float" office:value="0.202196333333333">
                <text:p>0.202196333333333</text:p>
                <draw:g>
                  <svg:desc>Sheet2.E3:Sheet2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4.93015">
                <text:p>4.93015</text:p>
              </table:table-cell>
              <table:table-cell office:value-type="float" office:value="1.42369333333333">
                <text:p>1.42369333333333</text:p>
              </table:table-cell>
              <table:table-cell office:value-type="float" office:value="0.454392333333333">
                <text:p>0.454392333333333</text:p>
              </table:table-cell>
              <table:table-cell office:value-type="float" office:value="0.392024333333333">
                <text:p>0.392024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9.9662">
                <text:p>29.9662</text:p>
              </table:table-cell>
              <table:table-cell office:value-type="float" office:value="14.8145">
                <text:p>14.8145</text:p>
              </table:table-cell>
              <table:table-cell office:value-type="float" office:value="2.38321666666667">
                <text:p>2.38321666666667</text:p>
              </table:table-cell>
              <table:table-cell office:value-type="float" office:value="1.81837333333333">
                <text:p>1.81837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21.957333333333">
                <text:p>121.957333333333</text:p>
              </table:table-cell>
              <table:table-cell office:value-type="float" office:value="37.6087666666667">
                <text:p>37.6087666666667</text:p>
              </table:table-cell>
              <table:table-cell office:value-type="float" office:value="4.66924333333333">
                <text:p>4.66924333333333</text:p>
              </table:table-cell>
              <table:table-cell office:value-type="float" office:value="3.64186666666667">
                <text:p>3.6418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599.793666666667">
                <text:p>599.793666666667</text:p>
              </table:table-cell>
              <table:table-cell office:value-type="float" office:value="136.202666666667">
                <text:p>136.202666666667</text:p>
              </table:table-cell>
              <table:table-cell office:value-type="float" office:value="7.63272666666667">
                <text:p>7.63272666666667</text:p>
              </table:table-cell>
              <table:table-cell office:value-type="float" office:value="4.01812">
                <text:p>4.01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4333.93333333333">
                <text:p>4333.93333333333</text:p>
              </table:table-cell>
              <table:table-cell office:value-type="float" office:value="858.078666666667">
                <text:p>858.078666666667</text:p>
              </table:table-cell>
              <table:table-cell office:value-type="float" office:value="10.0204366666667">
                <text:p>10.0204366666667</text:p>
              </table:table-cell>
              <table:table-cell office:value-type="float" office:value="7.07829">
                <text:p>7.07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18289.4">
                <text:p>18289.4</text:p>
              </table:table-cell>
              <table:table-cell office:value-type="float" office:value="3357.12">
                <text:p>3357.12</text:p>
              </table:table-cell>
              <table:table-cell office:value-type="float" office:value="19.2724333333333">
                <text:p>19.2724333333333</text:p>
              </table:table-cell>
              <table:table-cell office:value-type="float" office:value="13.3381333333333">
                <text:p>13.3381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